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ff66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="solid" draw:fill-color="#ffff66" draw:fill-gradient-name="Gradient_20_1" draw:opacity="50%" draw:textarea-horizontal-align="center" draw:textarea-vertical-align="middle" draw:shadow-opacity="50%"/>
    </style:style>
    <style:style style:name="gr6" style:family="graphic" style:parent-style-name="standard">
      <style:graphic-properties draw:marker-start="" draw:marker-end="Arrow" draw:textarea-horizontal-align="center" draw:textarea-vertical-align="middle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2" draw:layer="layout" svg:width="9cm" svg:height="3cm" svg:x="6.5cm" svg:y="17cm">
          <text:p text:style-name="P1">Controller Class</text:p>
          <text:p text:style-name="P1">(programmlogik)</text:p>
        </draw:rect>
        <draw:rect draw:style-name="gr1" draw:text-style-name="P1" draw:id="id1" draw:layer="layout" svg:width="5cm" svg:height="4cm" svg:x="1.5cm" svg:y="9.5cm">
          <text:p text:style-name="P1">View class</text:p>
          <text:p text:style-name="P1">Curses interface</text:p>
        </draw:rect>
        <draw:rect draw:style-name="gr1" draw:text-style-name="P1" draw:id="id3" draw:layer="layout" svg:width="5.5cm" svg:height="4cm" svg:x="14cm" svg:y="9.5cm">
          <text:p text:style-name="P1">Model Class</text:p>
          <text:p text:style-name="P1">(Protocol Handler)</text:p>
        </draw:rect>
        <draw:connector draw:style-name="gr2" draw:text-style-name="P1" draw:layer="layout" svg:x1="4cm" svg:y1="13.5cm" svg:x2="6.5cm" svg:y2="18.5cm" draw:start-shape="id1" draw:start-glue-point="2" draw:end-shape="id2" draw:end-glue-point="3" svg:d="m4000 13500v5000h2500">
          <text:p/>
        </draw:connector>
        <draw:connector draw:style-name="gr2" draw:text-style-name="P1" draw:layer="layout" svg:x1="15.5cm" svg:y1="18.5cm" svg:x2="16.75cm" svg:y2="13.5cm" draw:start-shape="id2" draw:start-glue-point="1" draw:end-shape="id3" svg:d="m15500 18500h1250v-5000">
          <text:p/>
        </draw:connector>
        <draw:rect draw:style-name="gr1" draw:text-style-name="P1" draw:id="id5" draw:layer="layout" svg:width="6cm" svg:height="1cm" svg:x="1.5cm" svg:y="4.5cm">
          <text:p text:style-name="P1">Kekzview class</text:p>
        </draw:rect>
        <draw:rect draw:style-name="gr1" draw:text-style-name="P1" draw:id="id4" draw:layer="layout" svg:width="5cm" svg:height="1cm" svg:x="5cm" svg:y="6cm">
          <text:p text:style-name="P1">Userlist class</text:p>
        </draw:rect>
        <draw:connector draw:style-name="gr2" draw:text-style-name="P1" draw:layer="layout" draw:type="curve" svg:x1="4cm" svg:y1="9.5cm" svg:x2="7.5cm" svg:y2="7cm" draw:start-shape="id1" draw:start-glue-point="0" draw:end-shape="id4" svg:d="m4000 9500c0-1875 3500-625 3500-2500">
          <text:p/>
        </draw:connector>
        <draw:connector draw:style-name="gr2" draw:text-style-name="P1" draw:layer="layout" draw:type="curve" svg:x1="4cm" svg:y1="9.5cm" svg:x2="4.5cm" svg:y2="5.5cm" draw:start-shape="id1" draw:end-shape="id5" svg:d="m4000 9500c0-3000 500-1000 500-4000">
          <text:p/>
        </draw:connector>
        <draw:line draw:style-name="gr3" draw:text-style-name="P1" draw:layer="layout" svg:x1="6.5cm" svg:y1="17cm" svg:x2="5cm" svg:y2="13.5cm">
          <text:p/>
        </draw:line>
        <draw:line draw:style-name="gr3" draw:text-style-name="P1" draw:layer="layout" svg:x1="15.5cm" svg:y1="17cm" svg:x2="16cm" svg:y2="13.5cm">
          <text:p/>
        </draw:line>
        <draw:rect draw:style-name="gr4" draw:text-style-name="P2" draw:layer="layout" svg:width="6cm" svg:height="1.5cm" svg:x="5cm" svg:y="14.5cm">
          <text:p text:style-name="P1"><text:span text:style-name="T1">Sendet:</text:span></text:p>
          <text:p text:style-name="P1"><text:span text:style-name="T1">view.displayLoginWindow</text:span></text:p>
        </draw:rect>
        <draw:rect draw:style-name="gr5" draw:text-style-name="P2" draw:layer="layout" svg:width="6cm" svg:height="1.5cm" svg:x="14.5cm" svg:y="14.5cm">
          <text:p text:style-name="P1"><text:span text:style-name="T1">Sendet:</text:span></text:p>
          <text:p text:style-name="P1"><text:span text:style-name="T1">model.getRoomList</text:span></text:p>
        </draw:rect>
        <draw:connector draw:style-name="gr6" draw:text-style-name="P1" draw:layer="layout" draw:type="curve" draw:line-skew="-2.168cm" svg:x1="3.585cm" svg:y1="13.566cm" svg:x2="6.5cm" svg:y2="18.5cm" draw:end-shape="id2" draw:end-glue-point="3" svg:d="m3585 13566c-1440 0-2897 4934 2915 4934">
          <text:p/>
        </draw:connector>
        <draw:connector draw:style-name="gr6" draw:text-style-name="P1" draw:layer="layout" draw:type="curve" svg:x1="19.5cm" svg:y1="11.5cm" svg:x2="15.5cm" svg:y2="18.5cm" draw:start-shape="id3" draw:start-glue-point="1" draw:end-shape="id2" draw:end-glue-point="1" svg:d="m19500 11500c750 0 2750 7000-4000 7000">
          <text:p/>
        </draw:connector>
        <draw:rect draw:style-name="gr7" draw:text-style-name="P1" draw:layer="layout" svg:width="5cm" svg:height="4cm" svg:x="-4cm" svg:y="15cm">
          <text:p text:style-name="P1">Rückmeldung</text:p>
          <text:p text:style-name="P1">Über Deferred</text:p>
          <text:p text:style-name="P1">objects</text:p>
        </draw:rect>
        <draw:line draw:style-name="gr3" draw:text-style-name="P1" draw:layer="layout" svg:x1="1cm" svg:y1="17cm" svg:x2="2.5cm" svg:y2="16.5cm">
          <text:p/>
        </draw:line>
        <draw:rect draw:style-name="gr7" draw:text-style-name="P1" draw:layer="layout" svg:width="5cm" svg:height="4cm" svg:x="22.5cm" svg:y="14cm">
          <text:p text:style-name="P1">Rückmeldung</text:p>
          <text:p text:style-name="P1">Über Deferred</text:p>
          <text:p text:style-name="P1">objects</text:p>
        </draw:rect>
        <draw:line draw:style-name="gr3" draw:text-style-name="P1" draw:layer="layout" svg:x1="22.5cm" svg:y1="16.5cm" svg:x2="20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30T20:15:20</meta:creation-date>
    <dc:date>2008-11-30T22:15:22</dc:date>
    <meta:editing-duration>PT00H09M39S</meta:editing-duration>
    <meta:editing-cycles>2</meta:editing-cycles>
    <meta:generator>OpenOffice.org/3.0$Unix OpenOffice.org_project/300m9$Build-9358</meta:generator>
    <meta:document-statistic meta:object-count="19"/>
  </office:meta>
</office:document-meta>
</file>